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21">
      <style:text-properties fo:font-size="10pt" style:font-size-asian="10pt" style:font-size-complex="10pt"/>
    </style:style>
    <style:style style:name="ce8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">
      <style:text-properties fo:font-size="10pt" style:font-size-asian="10pt" style:font-size-complex="10pt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3" table:number-columns-repeated="3" table:default-cell-style-name="ce3"/>
        <table:table-column table:style-name="co3" table:default-cell-style-name="ce9"/>
        <table:table-column table:style-name="co2" table:number-columns-repeated="1020" table:default-cell-style-name="ce3"/>
        <table:table-row table:style-name="ro1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Feuille1.J26" table:end-x="29.65pt" table:end-y="5.19pt" draw:z-index="0" draw:style-name="gr1" svg:width="335.4pt" svg:height="312.07pt" svg:x="15.56pt" svg:y="1.47pt">
              <draw:object draw:notify-on-update-of-ranges="Feuille1.A4:Feuille1.A15 Feuille1.B3:Feuille1.B3 Feuille1.B4:Feuille1.B15 Feuille1.C3:Feuille1.C3 Feuille1.C4:Feuille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ois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janvier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7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évrier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7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7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ril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7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7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i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7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ille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7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oût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7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ptembre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7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tobre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7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vembre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7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écembre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7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5" table:formula="of:=SUM([.B4:.B15])" office:value-type="float" office:value="306" calcext:value-type="float">
            <text:p>306</text:p>
          </table:table-cell>
          <table:table-cell table:style-name="ce5" table:formula="of:=SUM([.C4:.C15])" office:value-type="float" office:value="354" calcext:value-type="float">
            <text:p>354</text:p>
          </table:table-cell>
          <table:table-cell table:style-name="ce8" table:formula="of:=ROUND([.C16]/[.B16]-1;2)" office:value-type="percentage" office:value="0.16" calcext:value-type="percentage">
            <text:p>16.0%</text:p>
          </table:table-cell>
          <table:table-cell table:style-name="ce10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29.16243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1:46.632106000</dc:date>
    <meta:editing-duration>PT1H33M40S</meta:editing-duration>
    <meta:editing-cycles>18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Feuille1.A4:Feuille1.C15 Feuille1.B3:Feuille1.C3" chart:data-source-has-labels="both" svg:x="1.246cm" svg:y="0.218cm" svg:width="9.002cm" svg:height="9.521cm">
          <chartooo:coordinate-region svg:x="1.811cm" svg:y="0.392cm" svg:width="8.437cm" svg:height="7.765cm"/>
          <chart:axis chart:dimension="x" chart:name="primary-x" chart:style-name="ch4" chartooo:axis-type="text">
            <chart:title svg:x="5.354cm" svg:y="9.957cm" chart:style-name="ch5">
              <text:p>Mois</text:p>
            </chart:title>
            <chart:categories table:cell-range-address="Feuille1.A4:Feuille1.A15"/>
          </chart:axis>
          <chart:axis chart:dimension="y" chart:name="primary-y" chart:style-name="ch6">
            <chart:title svg:x="0.451cm" svg:y="6.182cm" chart:style-name="ch7">
              <text:p>Chiffre d'affaires</text:p>
            </chart:title>
            <chart:grid chart:style-name="ch8" chart:class="major"/>
          </chart:axis>
          <chart:series chart:style-name="ch9" chart:values-cell-range-address="Feuille1.B4:Feuille1.B15" chart:label-cell-address="Feuille1.B3:Feuille1.B3" chart:class="chart:bar">
            <chart:data-point chart:repeated="12"/>
          </chart:series>
          <chart:series chart:style-name="ch10" chart:values-cell-range-address="Feuille1.C4:Feuille1.C15" chart:label-cell-address="Feuille1.C3:Feuille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Feuille1.B3:Feuille1.B3</svg:desc>
                </draw:g>
              </table:table-cell>
              <table:table-cell office:value-type="string">
                <text:p>2018</text:p>
                <draw:g>
                  <svg:desc>Feuille1.C3:Feui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vier</text:p>
                <draw:g>
                  <svg:desc>Feuille1.A4:Feuille1.A15</svg:desc>
                </draw:g>
              </table:table-cell>
              <table:table-cell office:value-type="float" office:value="20">
                <text:p>20</text:p>
                <draw:g>
                  <svg:desc>Feuille1.B4:Feuille1.B15</svg:desc>
                </draw:g>
              </table:table-cell>
              <table:table-cell office:value-type="float" office:value="24">
                <text:p>24</text:p>
                <draw:g>
                  <svg:desc>Feuille1.C4:Feuille1.C15</svg:desc>
                </draw:g>
              </table:table-cell>
            </table:table-row>
            <table:table-row>
              <table:table-cell office:value-type="string">
                <text:p>février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s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vril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in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illet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oût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re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ctobre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écembre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